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Standard" style:family="paragraph">
      <style:text-properties fo:font-weight="bold" style:font-weight-asian="bold" style:font-weight-complex="bold" fo:font-size="20pt" style:font-size-asian="20pt" style:font-size-complex="20pt"/>
    </style:style>
    <style:style style:name="P3" style:parent-style-name="Standard" style:family="paragraph">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text-properties fo:font-size="14pt" style:font-size-asian="14pt" style:font-size-complex="14pt"/>
    </style:style>
    <style:style style:name="T6" style:parent-style-name="Policepardéfaut" style:family="text">
      <style:text-properties fo:font-size="15pt" style:font-size-asian="15pt" style:font-size-complex="15pt"/>
    </style:style>
    <style:style style:name="T7" style:parent-style-name="Policepardéfaut" style:family="text">
      <style:text-properties fo:font-size="20pt" style:font-size-asian="20pt" style:font-size-complex="20pt"/>
    </style:style>
    <style:style style:name="T8" style:parent-style-name="Policepardéfaut" style:family="text">
      <style:text-properties fo:font-size="20pt" style:font-size-asian="20pt" style:font-size-complex="20pt"/>
    </style:style>
    <style:style style:name="T9" style:parent-style-name="Policepardéfaut" style:family="text">
      <style:text-properties fo:font-size="20pt" style:font-size-asian="20pt" style:font-size-complex="20pt"/>
    </style:style>
    <style:style style:name="T10" style:parent-style-name="Policepardéfaut" style:family="text">
      <style:text-properties fo:font-size="20pt" style:font-size-asian="20pt" style:font-size-complex="20pt"/>
    </style:style>
    <style:style style:name="T11" style:parent-style-name="Policepardéfaut" style:family="text">
      <style:text-properties fo:font-size="20pt" style:font-size-asian="20pt" style:font-size-complex="20pt"/>
    </style:style>
    <style:style style:name="T12" style:parent-style-name="Policepardéfaut" style:family="text">
      <style:text-properties fo:font-size="20pt" style:font-size-asian="20pt" style:font-size-complex="20pt"/>
    </style:style>
    <style:style style:name="P13" style:parent-style-name="Standard" style:family="paragraph">
      <style:text-properties fo:font-size="20pt" style:font-size-asian="20pt" style:font-size-complex="20pt"/>
    </style:style>
    <style:style style:name="P14" style:parent-style-name="Standard" style:family="paragraph">
      <style:paragraph-properties fo:text-indent="0.4916in"/>
      <style:text-properties fo:font-size="20pt" style:font-size-asian="20pt" style:font-size-complex="20pt"/>
    </style:style>
    <style:style style:name="P15" style:parent-style-name="Standard" style:family="paragraph">
      <style:text-properties fo:font-size="20pt" style:font-size-asian="20pt" style:font-size-complex="20pt"/>
    </style:style>
    <style:style style:name="P16" style:parent-style-name="Standard" style:family="paragraph">
      <style:paragraph-properties fo:text-indent="0.4916in"/>
      <style:text-properties fo:font-size="20pt" style:font-size-asian="20pt" style:font-size-complex="20pt"/>
    </style:style>
    <style:style style:name="P17" style:parent-style-name="Standard" style:family="paragraph">
      <style:paragraph-properties fo:text-indent="0.4916in"/>
      <style:text-properties fo:font-size="20pt" style:font-size-asian="20pt" style:font-size-complex="20pt"/>
    </style:style>
    <style:style style:name="P18" style:parent-style-name="Standard" style:family="paragraph">
      <style:paragraph-properties fo:text-indent="0.4916in"/>
      <style:text-properties fo:font-size="20pt" style:font-size-asian="20pt" style:font-size-complex="20pt"/>
    </style:style>
    <style:style style:name="P19" style:parent-style-name="Standard" style:family="paragraph">
      <style:paragraph-properties fo:text-indent="0.4916in"/>
      <style:text-properties fo:font-size="20pt" style:font-size-asian="20pt" style:font-size-complex="20pt"/>
    </style:style>
    <style:style style:name="P20" style:parent-style-name="Standard" style:family="paragraph">
      <style:paragraph-properties fo:text-indent="0.4916in"/>
      <style:text-properties fo:font-size="20pt" style:font-size-asian="20pt" style:font-size-complex="20pt"/>
    </style:style>
    <style:style style:name="P21" style:parent-style-name="Standard" style:family="paragraph">
      <style:paragraph-properties fo:text-indent="0.4916in"/>
      <style:text-properties fo:font-size="20pt" style:font-size-asian="20pt" style:font-size-complex="20pt"/>
    </style:style>
    <style:style style:name="P22" style:parent-style-name="Standard" style:family="paragraph">
      <style:text-properties fo:font-size="20pt" style:font-size-asian="20pt" style:font-size-complex="20pt"/>
    </style:style>
    <style:style style:name="P23" style:parent-style-name="Standard" style:family="paragraph">
      <style:paragraph-properties fo:text-indent="0.4916in"/>
      <style:text-properties fo:font-size="20pt" style:font-size-asian="20pt" style:font-size-complex="20pt"/>
    </style:style>
    <style:style style:name="P24" style:parent-style-name="Standard" style:family="paragraph">
      <style:paragraph-properties fo:text-indent="0.4916in"/>
      <style:text-properties fo:font-size="20pt" style:font-size-asian="20pt" style:font-size-complex="20pt"/>
    </style:style>
    <style:style style:name="P25" style:parent-style-name="Standard" style:family="paragraph">
      <style:paragraph-properties fo:text-indent="0.4916in"/>
      <style:text-properties fo:font-size="20pt" style:font-size-asian="20pt" style:font-size-complex="20pt"/>
    </style:style>
    <style:style style:name="P26" style:parent-style-name="Standard" style:family="paragraph">
      <style:paragraph-properties fo:text-indent="0.4916in"/>
      <style:text-properties fo:font-size="20pt" style:font-size-asian="20pt" style:font-size-complex="20pt"/>
    </style:style>
    <style:style style:name="P27" style:parent-style-name="Standard" style:family="paragraph">
      <style:paragraph-properties fo:text-indent="0.4916in"/>
      <style:text-properties fo:font-size="20pt" style:font-size-asian="20pt" style:font-size-complex="20pt"/>
    </style:style>
    <style:style style:name="P28" style:parent-style-name="Standard" style:family="paragraph">
      <style:text-properties fo:font-size="20pt" style:font-size-asian="20pt" style:font-size-complex="20pt"/>
    </style:style>
    <style:style style:name="P29" style:parent-style-name="Standard" style:family="paragraph">
      <style:text-properties fo:font-size="20pt" style:font-size-asian="20pt" style:font-size-complex="20pt"/>
    </style:style>
    <style:style style:name="P30" style:parent-style-name="Standard" style:family="paragraph">
      <style:paragraph-properties fo:text-indent="0.4916in"/>
      <style:text-properties fo:font-size="20pt" style:font-size-asian="20pt" style:font-size-complex="20pt"/>
    </style:style>
    <style:style style:name="P31" style:parent-style-name="Standard" style:family="paragraph">
      <style:paragraph-properties fo:text-indent="0.4916in"/>
      <style:text-properties fo:font-size="20pt" style:font-size-asian="20pt" style:font-size-complex="20pt"/>
    </style:style>
    <style:style style:name="P32" style:parent-style-name="Standard" style:family="paragraph">
      <style:paragraph-properties fo:text-indent="0.4916in"/>
      <style:text-properties fo:font-size="20pt" style:font-size-asian="20pt" style:font-size-complex="20pt"/>
    </style:style>
    <style:style style:name="P33" style:parent-style-name="Standard" style:family="paragraph">
      <style:paragraph-properties fo:text-indent="0.4916in"/>
      <style:text-properties fo:font-size="20pt" style:font-size-asian="20pt" style:font-size-complex="20pt"/>
    </style:style>
    <style:style style:name="P34" style:parent-style-name="Standard" style:family="paragraph">
      <style:text-properties fo:font-size="20pt" style:font-size-asian="20pt" style:font-size-complex="20pt"/>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20pt" style:font-size-asian="20pt" style:font-size-complex="20pt"/>
    </style:style>
    <style:style style:name="P37" style:parent-style-name="Standard" style:family="paragraph">
      <style:text-properties fo:font-size="20pt" style:font-size-asian="20pt" style:font-size-complex="20pt"/>
    </style:style>
    <style:style style:name="P38" style:parent-style-name="Standard" style:family="paragraph">
      <style:text-properties fo:font-size="20pt" style:font-size-asian="20pt" style:font-size-complex="20pt"/>
    </style:style>
    <style:style style:name="P39" style:parent-style-name="Standard" style:family="paragraph">
      <style:text-properties fo:font-size="20pt" style:font-size-asian="20pt" style:font-size-complex="20pt"/>
    </style:style>
    <style:style style:name="P40" style:parent-style-name="Standard" style:family="paragraph">
      <style:text-properties fo:font-size="20pt" style:font-size-asian="20pt" style:font-size-complex="20pt"/>
    </style:style>
    <style:style style:name="P41" style:parent-style-name="Standard" style:family="paragraph">
      <style:text-properties fo:font-size="20pt" style:font-size-asian="20pt" style:font-size-complex="20pt"/>
    </style:style>
    <style:style style:name="P42" style:parent-style-name="Standard" style:family="paragraph">
      <style:text-properties fo:font-size="20pt" style:font-size-asian="20pt" style:font-size-complex="20pt"/>
    </style:style>
    <style:style style:name="P43" style:parent-style-name="Standard" style:family="paragraph">
      <style:text-properties fo:font-size="20pt" style:font-size-asian="20pt" style:font-size-complex="20pt"/>
    </style:style>
    <style:style style:name="P44" style:parent-style-name="Standard" style:family="paragraph">
      <style:text-properties fo:font-size="20pt" style:font-size-asian="20pt" style:font-size-complex="20pt"/>
    </style:style>
    <style:style style:name="T45" style:parent-style-name="Policepardéfaut" style:family="text">
      <style:text-properties fo:font-size="20pt" style:font-size-asian="20pt" style:font-size-complex="20pt"/>
    </style:style>
    <style:style style:name="T46" style:parent-style-name="Policepardéfaut" style:family="text">
      <style:text-properties fo:font-size="20pt" style:font-size-asian="20pt" style:font-size-complex="20pt"/>
    </style:style>
    <style:style style:name="T47" style:parent-style-name="Policepardéfaut" style:family="text">
      <style:text-properties fo:font-size="20pt" style:font-size-asian="20pt" style:font-size-complex="20pt"/>
    </style:style>
    <style:style style:name="T48" style:parent-style-name="Policepardéfaut" style:family="text">
      <style:text-properties fo:font-size="20pt" style:font-size-asian="20pt" style:font-size-complex="20pt"/>
    </style:style>
    <style:style style:name="T49" style:parent-style-name="Policepardéfaut" style:family="text">
      <style:text-properties fo:font-size="20pt" style:font-size-asian="20pt" style:font-size-complex="20pt"/>
    </style:style>
  </office:automatic-styles>
  <office:body>
    <office:text text:use-soft-page-breaks="true">
      <text:p text:style-name="P1">Muller<text:tab/><text:tab/><text:tab/><text:tab/><text:tab/><text:tab/><text:tab/><text:tab/><text:tab/><text:tab/><text:s text:c="6"/>Jimmy</text:p>
      <text:p text:style-name="P2"/>
      <text:p text:style-name="P3"/>
      <text:p text:style-name="P4">Aenor et la Légende des Dragons</text:p>
      <text:p text:style-name="P5"/>
      <text:p text:style-name="Standard"><text:span text:style-name="T6"><text:tab/></text:span><text:span text:style-name="T7">Il y avait une fois un Roi, mort depuis peu qui vivait dans un immense château avec sa fille unique. Elle portait le nom d'</text:span><text:span text:style-name="T8">Aenor</text:span><text:span text:style-name="T9">, elle était une guerrière bigrement curieuse. Aenor réclamait son trône en vain</text:span><text:span text:style-name="T10">. On lui disait qu'une fille n’avait pas le droit de régner, même<text:s/></text:span><text:span text:style-name="T11">s’il</text:span><text:span text:style-name="T12"><text:s/>s’agissait de la fille du roi défunt.</text:span></text:p>
      <text:p text:style-name="P13"/>
      <text:p text:style-name="P14">Un jour, un homme bien singulier se présenta comme le nouveau Roi. L’homme disait qu’il tuerait quiconque ose prétendre à ce titre. Il Répondait<text:s/>au nom étrange de Corvus. Aenor n’approuvait pas que le trône revienne à un étranger à l’air menaçant. On ne savait rien de ce Corvus, mise à part qu'il était le nouveau roi. Aenor avec sa curiosité immuable, décida de l’épier.</text:p>
      <text:p text:style-name="P15"/>
      <text:p text:style-name="P16">Pendant le couronnement, elle alla dans les appartements de Corvus, où il y avait un vieux livre qui retenait son attention. Bien qu'il était écrit dans une langue inconnue, Aenor semblait pouvoir le lire. Il tracait la légende de 2 dragons très puissant.</text:p>
      <text:p text:style-name="P17"/>
      <text:p text:style-name="P18">L'un s’appelait Grizius<text:s/>et son cavalier était appelé le héros des cieux, il représentait jadis la lumière divine.<text:s/>Quant<text:s/>à l'autre, il portait le nom funeste de Barbarus, il était une damnation. Aenor décida donc de le lire. Le livre était scellé par un cadenas, en essayant de l'ouvrir le cadenas disparu.</text:p>
      <text:p text:style-name="P19"/>
      <text:soft-page-break/>
      <text:p text:style-name="P20"><text:s/>Elle le lut attentivement, et découvrit que les deux dragons s'étaient affronté dans un combat où il n'y eut aucun vainqueur.</text:p>
      <text:p text:style-name="P21"/>
      <text:p text:style-name="P22"><text:tab/>Le livre révélait que Grizius c'était exiler au sommet d'une montagne appeler « Pahoehoe » et son cavalier lui, fut emporté par son âge avancé. Tandis que Barbarus, grâce à sa puissance, avait pris l'apparence d'un homme, qui se faisait appeler Corvus. Aenor fut stupéfaite par cette révélation. Il est dit que seule une épée, appeler lame des limbes, pouvait annuler la magie de Barbarus et ainsi en venir à bout. En fermant le livre, Aenor vit une carte apparaître entre deux pages. Elle menait à la lame des limbes.</text:p>
      <text:p text:style-name="P23"/>
      <text:p text:style-name="P24"><text:s/>Aenor s'est accaparé du livre, ainsi que de la carte et se rua dans sa chambre, où elle prît quelque bagatelle et partit aussi tôt chercher la lame des limbes. Sa curiosité l'avait mise en danger. Elle avait conscience qu'en dérobant ce livre, elle allait s'attirer les foudres de Corvus. Mais rien ne pouvait l’arrêter. Pour réparer l'injustice dont elle était victime, elle était prête à tout.</text:p>
      <text:p text:style-name="P25"/>
      <text:p text:style-name="P26">Corvus fut couronné et le royaume commença peu à peu à sombrer, il l'avait totalement assujetti. Il ne lui fallut pas longtemps, pour s'apercevoir de la disparition de son livre et d'Aenor. Il fit le lien entre les deux sans attendre. Malgré tous ses pouvoirs, Corvus ne fit jamais parvenu à ouvrir le livre. Il savait que seuls deux personnes le pouvaient. l'Auteur, qui était nul autre que son vieille ennemi Grizius et son cavalier ainsi que sa descendance.</text:p>
      <text:p text:style-name="P27"/>
      <text:p text:style-name="P28"><text:tab/></text:p>
      <text:soft-page-break/>
      <text:p text:style-name="P29"><text:tab/>Aenor arriva au lieu inscrit sur la carte. Elle levât les yeux et vit une montagne d'une hauteur imposante. Une inscription était gravé sur une vieille stèle devant la montagne. Il était écrit « Le Pahoehoe ».</text:p>
      <text:p text:style-name="P30"/>
      <text:p text:style-name="P31"/>
      <text:p text:style-name="P32">Aenor gravit la montagne avec une détermination sans appel. La faim ne l’arrêta pas, mais la déshydratation la faisait divaguer et finit par la faire cédait. Avant de s'évanouir, elle vit une ombre titanesque qui se rapprochait d'elle.</text:p>
      <text:p text:style-name="P33"/>
      <text:p text:style-name="P34"><text:tab/>A son réveil, Aenor se retrouvât dans une chaumine fort sympathique. Elle vit déposé sur une table, de l'eau dans une chope en bois ainsi qu'un peu de nourriture. Une voix amicale lui disait; « mange Aenor je te prie<text:s/>». Aenor mangea aussitôt, puis chercha à qui la voix pouvait bien appartenir.<text:s/><text:tab/></text:p>
      <text:p text:style-name="P35"><text:tab/></text:p>
      <text:p text:style-name="P36"><text:tab/>En sortant de<text:s/>la chaumine, elle tomba nez à nez face à un dragon, « je m’appelle Grizius » lui<text:s/>dit-il. « Je t'attendais Aenor » ajoutat il, « tu es<text:s/>la descendante du héros des cieux ». « Peut avant son déclin ». « Il avait forgé la lame des limbes, pour venir à bout des puissants pouvoirs de Barbarus ». « Mais elle est<text:s/>enveloppée<text:s/>d’une aura magique et seule<text:s/>un de ses descendants peut la maniait ». « Et c'est toi qui a été choisi reprit Grizius ». Aenor expliquat la situation à Grizius, qui compris que le combat était inéluctable.</text:p>
      <text:p text:style-name="P37"/>
      <text:p text:style-name="P38"><text:tab/>Aenor prit la lame des limbes dans sa main dextre mais rien ne se passa. Elle monta sur le dos de Grizius et ils s'envolèrent tous deux vers le château. Corvus attendait la<text:s/><text:soft-page-break/>venu d'Aenor. Sans se doutait que Grizius était avec elle. Il fit du<text:s/>château une véritable forteresse.</text:p>
      <text:p text:style-name="P39"/>
      <text:p text:style-name="P40"><text:tab/>Le royaume était tout prêt. Depuis les cieux Aenor et Grizius passèrent outre<text:s/>les fortifications. Corvus sortit sans attendre de sa demeure à l'appel de<text:s/>son vieil ennemi.</text:p>
      <text:p text:style-name="P41"><text:tab/></text:p>
      <text:p text:style-name="P42"/>
      <text:p text:style-name="P43"><text:tab/>Aenor brandit la lame des limbes qu'elle tint d'une main ferme et aussitôt Corvus redevint Barbarus qui fut démuni de ses pouvoirs. Le combat fit rage, le royaume devint en ruines. Aenor se sépara de Grizius qui était mal en point. Elle se hâta vers Barbarus en écartant les flammes qu'il lui lançait, grâce à son épée. Elle fendit l'air à une telle vitesse quelle fut vite arrivait devant lui. Elle lui donna un coup d'épée que Barbarus devança et il prit Aenor en étreinte. Grizius, avec le peu de force qui lui restait cracha ses flammes sur Babarus qui s'empressa de cesser son oppression. Barbarus était alors démuni et Aenor en profita pour lui assimilait le coup de grâce. Après cela il resta sans vie.</text:p>
      <text:p text:style-name="P44"/>
      <text:p text:style-name="Standard"><text:span text:style-name="T45"><text:tab/>Tandis que Grizius repartit au sommet du P</text:span><text:span text:style-name="T46">aoehoe, Aenor fut couronnait peu après ces exploits. E</text:span><text:span text:style-name="T47">t tout le monde au royaume<text:s/></text:span><text:span text:style-name="T48">vécut</text:span><text:span text:style-name="T49"><text:s/>heureux jusqu'à la fin des tem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52in" fo:margin-left="0.7875in" fo:margin-bottom="0.568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mmy Muller</dc:creator>
    <meta:creation-date>2016-09-26T18:38:00Z</meta:creation-date>
    <dc:date>2020-01-05T16:45:00Z</dc:date>
    <meta:template xlink:href="Normal.dotm" xlink:type="simple"/>
    <meta:editing-cycles>35</meta:editing-cycles>
    <meta:editing-duration>PT47100S</meta:editing-duration>
    <meta:document-statistic meta:page-count="4" meta:paragraph-count="10" meta:word-count="838" meta:character-count="5438" meta:row-count="38" meta:non-whitespace-character-count="4610"/>
  </office:meta>
</office:document-meta>
</file>